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e70" officeooo:paragraph-rsid="000cfe70"/>
    </style:style>
    <style:style style:name="P2" style:family="paragraph" style:parent-style-name="Text_20_body">
      <style:text-properties officeooo:rsid="000cfe70" officeooo:paragraph-rsid="000cfe70"/>
    </style:style>
    <style:style style:name="P3" style:family="paragraph" style:parent-style-name="Text_20_body">
      <style:text-properties officeooo:rsid="000e1e1f" officeooo:paragraph-rsid="000e1e1f"/>
    </style:style>
    <style:style style:name="P4" style:family="paragraph" style:parent-style-name="Text_20_body">
      <style:text-properties fo:font-size="14pt" officeooo:rsid="000cfe70" officeooo:paragraph-rsid="000cfe70" style:font-size-asian="14pt" style:font-size-complex="14pt"/>
    </style:style>
    <style:style style:name="P5" style:family="paragraph" style:parent-style-name="Text_20_body">
      <style:text-properties fo:font-size="14pt" officeooo:rsid="000f52e2" officeooo:paragraph-rsid="000f52e2" style:font-size-asian="14pt" style:font-size-complex="14pt"/>
    </style:style>
    <style:style style:name="P6" style:family="paragraph" style:parent-style-name="Text_20_body">
      <style:text-properties fo:font-size="14pt" officeooo:rsid="0010449d" officeooo:paragraph-rsid="0010449d" style:font-size-asian="14pt" style:font-size-complex="14pt"/>
    </style:style>
    <style:style style:name="P7" style:family="paragraph" style:parent-style-name="Text_20_body">
      <style:text-properties officeooo:rsid="000f52e2" officeooo:paragraph-rsid="000f52e2"/>
    </style:style>
    <style:style style:name="P8" style:family="paragraph" style:parent-style-name="Text_20_body">
      <style:text-properties fo:font-size="12pt" officeooo:rsid="000f52e2" officeooo:paragraph-rsid="000f52e2" style:font-size-asian="12pt" style:font-size-complex="12pt"/>
    </style:style>
    <style:style style:name="P9" style:family="paragraph" style:parent-style-name="Text_20_body">
      <style:text-properties fo:font-size="12pt" officeooo:rsid="0010449d" officeooo:paragraph-rsid="0010449d" style:font-size-asian="12pt" style:font-size-complex="12pt"/>
    </style:style>
    <style:style style:name="P10" style:family="paragraph" style:parent-style-name="Text_20_body">
      <style:text-properties fo:font-size="12pt" officeooo:rsid="001211fe" officeooo:paragraph-rsid="001211fe" style:font-size-asian="12pt" style:font-size-complex="12pt"/>
    </style:style>
    <style:style style:name="P11" style:family="paragraph" style:parent-style-name="Text_20_body">
      <style:text-properties officeooo:rsid="0013a688" officeooo:paragraph-rsid="0013a688"/>
    </style:style>
    <style:style style:name="P12" style:family="paragraph" style:parent-style-name="Text_20_body">
      <style:text-properties officeooo:rsid="0015dc65" officeooo:paragraph-rsid="0015dc65"/>
    </style:style>
    <style:style style:name="P13" style:family="paragraph" style:parent-style-name="Text_20_body">
      <style:text-properties officeooo:rsid="0016032b" officeooo:paragraph-rsid="0016032b"/>
    </style:style>
    <style:style style:name="P14" style:family="paragraph" style:parent-style-name="Text_20_body">
      <style:text-properties officeooo:rsid="001784cd" officeooo:paragraph-rsid="001784cd"/>
    </style:style>
    <style:style style:name="P15" style:family="paragraph" style:parent-style-name="Text_20_body">
      <style:text-properties officeooo:rsid="001784cd" officeooo:paragraph-rsid="00197818"/>
    </style:style>
    <style:style style:name="P16" style:family="paragraph" style:parent-style-name="Text_20_body">
      <style:text-properties officeooo:paragraph-rsid="00197818"/>
    </style:style>
    <style:style style:name="P17" style:family="paragraph" style:parent-style-name="Text_20_body">
      <style:text-properties style:font-name="monospace" officeooo:rsid="001784cd" officeooo:paragraph-rsid="00199bc7"/>
    </style:style>
    <style:style style:name="P18" style:family="paragraph" style:parent-style-name="Text_20_body">
      <style:text-properties style:font-name="monospace" officeooo:rsid="001784cd" officeooo:paragraph-rsid="00197818"/>
    </style:style>
    <style:style style:name="P19" style:family="paragraph" style:parent-style-name="Text_20_body" style:list-style-name="L1">
      <style:text-properties officeooo:rsid="000e1e1f" officeooo:paragraph-rsid="000e1e1f"/>
    </style:style>
    <style:style style:name="T1" style:family="text">
      <style:text-properties officeooo:rsid="000d1b1b"/>
    </style:style>
    <style:style style:name="T2" style:family="text">
      <style:text-properties officeooo:rsid="000f52e2"/>
    </style:style>
    <style:style style:name="T3" style:family="text">
      <style:text-properties officeooo:rsid="00167f08"/>
    </style:style>
    <style:style style:name="T4" style:family="text">
      <style:text-properties officeooo:rsid="001784cd"/>
    </style:style>
    <style:style style:name="T5" style:family="text">
      <style:text-properties style:font-name="monospace" officeooo:rsid="001784cd"/>
    </style:style>
    <style:style style:name="T6" style:family="text">
      <style:text-properties officeooo:rsid="00197818"/>
    </style:style>
    <style:style style:name="T7" style:family="text">
      <style:text-properties officeooo:rsid="001a87a4"/>
    </style:style>
    <style:style style:name="T8" style:family="text">
      <style:text-properties officeooo:rsid="001d2e85"/>
    </style:style>
    <style:style style:name="T9" style:family="text">
      <style:text-properties officeooo:rsid="001d3b85"/>
    </style:style>
    <style:style style:name="T10" style:family="text">
      <style:text-properties officeooo:rsid="00221a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itle">Настройка mongodb</text:p>
      <text:p text:style-name="P1"/>
      <text:h text:style-name="Heading_20_1" text:outline-level="1">Настройка конфигурационного сервера</text:h>
      <text:p text:style-name="Text_20_body"/>
      <text:p text:style-name="P2">Для настройки конфигурационного сервера необходимо выполнить следующие шаги:</text:p>
      <text:p text:style-name="P4">1. <text:span text:style-name="T1">Создать конфигурационный файл конфигурационного сервера:</text:span></text:p>
      <text:p text:style-name="P3">В директории conf.d находится шаблон конфигурационного файла конфигурационного сервера config.conf. <text:span text:style-name="T9">Он должен лежать в директории /etc/mongodb</text:span></text:p>
      <text:p text:style-name="P3">В нем задаются пути к:</text:p>
      <text:list xml:id="list1931519885" text:style-name="L1">
        <text:list-item>
          <text:p text:style-name="P19">файлу логов ( в шаблоне /var/log/mongodb/mongoconf.log)</text:p>
        </text:list-item>
        <text:list-item>
          <text:p text:style-name="P19">директории для хранения данных (/srv/mongodb/config)</text:p>
        </text:list-item>
      </text:list>
      <text:p text:style-name="P3">Соответствующие директории должны существовать и для них должен быть задан владелец mongodb.</text:p>
      <text:p text:style-name="P3">Так же в файле указывается имя для replica set конфигурационного сервера ( в примере replconf) <text:span text:style-name="T2">и порт ( в примере 27001), который должен быть не занят.</text:span></text:p>
      <text:p text:style-name="P7">Конфигурационный файл нужно положить в директорию /etc/mongodb/ (она может быть любой, но эта директория должна быть указана в сценарии запуска).</text:p>
      <text:p text:style-name="P5">2. Создать сценарий запуска:</text:p>
      <text:p text:style-name="P8">В директории init.d находится шаблон сценария запуска конфигурационного сервера mongoconf.</text:p>
      <text:p text:style-name="P8">Переменная DBCONFIG должна хранить путь к конфигурационному файлу ( в примере /etc/mongodb/config.conf)</text:p>
      <text:p text:style-name="P6">3. Запуск конфигурационного сервера</text:p>
      <text:p text:style-name="P9">Запустить сервер с помощью команды /etc/init.d/mongoconf start ,где mongoconf — название сценария запуска. </text:p>
      <text:p text:style-name="P10">Проверить, запустился ли сервер, можно с помощью команды ps agfx | <text:s/>grep mongo.</text:p>
      <text:p text:style-name="P9">В случае, если сервер не запустился, описание ошибки можно прочитать в файле логов, который указывался в конфигурационном файле. В примере: /var/log/mongodb/mongoconf.log</text:p>
      <text:p text:style-name="P9"/>
      <text:p text:style-name="P9"/>
      <text:p text:style-name="P9"/>
      <text:p text:style-name="P9"/>
      <text:h text:style-name="Heading_20_1" text:outline-level="1"><text:soft-page-break/>Настройка сегментов (shard)</text:h>
      <text:p text:style-name="P11"/>
      <text:p text:style-name="P11">В директории conf.d находится шаблон конфигурационного файла сегмента <text:span text:style-name="T7">climatXXXX</text:span>.conf. <text:span text:style-name="T8">XXXX — год.</text:span></text:p>
      <text:p text:style-name="P12">Настройка и запуск выполняются аналогично предыдущему разделу.</text:p>
      <text:p text:style-name="P12"/>
      <text:h text:style-name="Heading_20_1" text:outline-level="1">Настройка mongos</text:h>
      <text:p text:style-name="P13">В директории conf.d находится шаблон конфигурационного файла маршрутного сервера mongos.conf</text:p>
      <text:p text:style-name="P13">Настраивается аналогично, но ему не нужно задавать директорию для хранения данных, и нужно задать значение переменной configDB. В примере "replconf/host:port", где replconf — название replica set конфигурационного сервера, host:port — хост и порт на которых он работает.</text:p>
      <text:p text:style-name="P13"/>
      <text:p text:style-name="Title">Настройка шардирования</text:p>
      <text:p text:style-name="Text_20_body"/>
      <text:p text:style-name="P13">После того, как были запущены все процессы (конфигурационный сервер, все шарды и маршрутный сервер) необходимо выполнить следующие действия:</text:p>
      <text:p text:style-name="P13">1. Войти в консоль конфигурационного сервера с помощью команды:</text:p>
      <text:p text:style-name="P13">mongo host:port, где host:port — хост и порт, на которых работает конфигурационный сервер.</text:p>
      <text:p text:style-name="P13">2. Выполнить команду rs.initiate() и убедиться, что в приглашении написано PRIMARY (произойдет не сразу, <text:span text:style-name="T10">для обновления статус достаточно нажать enter</text:span>)</text:p>
      <text:p text:style-name="P13">3. Аналогичные действия выполнить для каждого шарда</text:p>
      <text:p text:style-name="P13">4. Войти в консоль маршрутного сервера и выполнить <text:span text:style-name="T3">следующую команду для каждого шарда</text:span></text:p>
      <text:p text:style-name="P13"><text:s text:c="4"/>sh.addShard<text:span text:style-name="T3">(«replicasetname/host:port»), где replicaset — имя replica set шарда, host:port — имя хоста ( не ip-адрес) и порт, на которых работает шард.</text:span></text:p>
      <text:p text:style-name="P13">4. Выполнить команду sh.status() и убедиться, что маршрутный сервер видит все шарды и конфигурационный сервер.</text:p>
      <text:p text:style-name="P13"/>
      <text:p text:style-name="P13"/>
      <text:p text:style-name="P13"/>
      <text:p text:style-name="P13"><text:soft-page-break/>Для того, чтобы настроить шардирование коллекции, необходимо <text:span text:style-name="T4">в консоли маршрутного сервера </text:span>выполнить следующие действия:</text:p>
      <text:p text:style-name="P13">1. Выполнить команду sh.enableSharding(«dbname»), где dbname — имя базы, в которой находится требуемая коллекция.</text:p>
      <text:p text:style-name="P13">2. <text:span text:style-name="T3">Выполнить команду sh.shardCollection(«dbname.collection», {field: 1}), где dbname — имя базы, collection — имя коллекции, field — поле, по которому будет производиться шардирование.</text:span></text:p>
      <text:p text:style-name="P13"/>
      <text:p text:style-name="P14">Для того, чтобы настроить шардирование по заданному полю, необходимо в консоли маршрутного сервера выполнить следующие действия:</text:p>
      <text:p text:style-name="P14">1. Добавить шард в определенную «зону» с помощью команды:</text:p>
      <text:p text:style-name="P15">sh.addShardToZone(«shardname», «zonename»), <text:span text:style-name="T6">где shardname — имя шарда, zonename — имя зоны</text:span></text:p>
      <text:p text:style-name="P16"><text:span text:style-name="T6">sh.updateZoneKeyRange(«dbname.collection», {field: min}, {field: max}, «zone»), где dbname — имя базы, collection — имя коллекции, field — имя поля, по которому производится шардирование, min — минимальное значение поля включительно, max — максимальное значение поля, не включительно, zone — имя зоны. После этого, на заданный шард будут складываться документы, соотвествующие заданным параметрам.</text:span><text:span text:style-name="T5"><text:line-break/></text:span></text:p>
      <text:p text:style-name="P17"/>
      <text:p text:style-name="P18"/>
      <text:p text:style-name="P18"/>
      <text:p text:style-name="P18"><text:line-break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1:32:36.752325947</meta:creation-date>
    <dc:date>2018-11-06T10:41:58.483678428</dc:date>
    <meta:editing-duration>PT2H18M20S</meta:editing-duration>
    <meta:editing-cycles>13</meta:editing-cycles>
    <meta:generator>LibreOffice/6.1.2.1$Linux_X86_64 LibreOffice_project/10$Build-1</meta:generator>
    <meta:document-statistic meta:table-count="0" meta:image-count="0" meta:object-count="0" meta:page-count="3" meta:paragraph-count="41" meta:word-count="496" meta:character-count="3984" meta:non-whitespace-character-count="3503"/>
  </office:meta>
</office:document-meta>
</file>